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00000001001929DDFE.png" manifest:media-type="image/png"/>
  <manifest:file-entry manifest:full-path="Pictures/100002010000003000000030F106236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cm"/>
    </style:style>
    <style:style style:name="gr2" style:family="graphic" style:parent-style-name="standard">
      <style:graphic-properties draw:stroke="none" svg:stroke-color="#000000" draw:fill="none" draw:fill-color="#ffffff" fo:min-height="0.176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251cm"/>
    </style:style>
    <style:style style:name="gr8" style:family="graphic" style:parent-style-name="standard">
      <style:graphic-properties draw:stroke="none" svg:stroke-color="#000000" draw:fill="none" draw:fill-color="#ffffff" fo:min-height="0.159cm"/>
    </style:style>
    <style:style style:name="gr9" style:family="graphic">
      <style:graphic-properties draw:fill="solid"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5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lsante 1" form:control-implementation="ooo:com.sun.star.form.component.CommandButton" xml:id="control1" form:id="control1" form:label="Invi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Campo formattato 1" form:control-implementation="ooo:com.sun.star.form.component.Formatted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formatted-text form:name="Campo formattato 1" form:control-implementation="ooo:com.sun.star.form.component.Formatted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button form:name="Pulsante 2" form:control-implementation="ooo:com.sun.star.form.component.CommandButton" xml:id="control4" form:id="control4" form:label="Invi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Campo formattato 2" form:control-implementation="ooo:com.sun.star.form.component.Formatted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formatted-text form:name="Campo formattato 2" form:control-implementation="ooo:com.sun.star.form.component.Formatted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</form:form>
        </office:forms>
        <draw:frame draw:style-name="gr1" draw:text-style-name="P1" draw:layer="layout" svg:width="19.214cm" svg:height="1.01cm" svg:x="1cm" svg:y="27.94cm">
          <draw:text-box>
            <text:p text:style-name="P1">Schermata LOGIN</text:p>
          </draw:text-box>
        </draw:frame>
        <draw:frame draw:style-name="gr2" draw:text-style-name="P2" draw:layer="layout" svg:width="3.2cm" svg:height="0.573cm" svg:x="0cm" svg:y="0.1cm">
          <draw:text-box>
            <text:p text:style-name="P2"><text:span text:style-name="T1">DomoControl Login</text:span></text:p>
          </draw:text-box>
        </draw:frame>
        <draw:control draw:style-name="standard" draw:text-style-name="P3" draw:layer="layout" svg:width="3.493cm" svg:height="1.244cm" svg:x="13.193cm" svg:y="9.431cm" draw:control="control1"/>
        <draw:control draw:style-name="standard" draw:text-style-name="P4" draw:layer="layout" svg:width="8.15cm" svg:height="1.376cm" svg:x="10.83cm" svg:y="4.374cm" draw:control="control2"/>
        <draw:frame draw:style-name="gr1" draw:text-style-name="P1" draw:layer="layout" svg:width="9.583cm" svg:height="1.01cm" svg:x="1.001cm" svg:y="7.069cm">
          <draw:text-box>
            <text:p text:style-name="P1">Password:</text:p>
          </draw:text-box>
        </draw:frame>
        <draw:control draw:style-name="standard" draw:text-style-name="P4" draw:layer="layout" svg:width="8.15cm" svg:height="1.376cm" svg:x="10.83cm" svg:y="6.914cm" draw:control="control3"/>
        <draw:custom-shape draw:style-name="gr3" draw:text-style-name="P1" draw:layer="layout" svg:width="3cm" svg:height="1.683cm" draw:transform="skewX (0.00191986217719376) translate (0.1cm 1.125cm)">
          <text:p/>
          <draw:enhanced-geometry svg:viewBox="0 0 21600 21600" draw:type="rectangle" draw:enhanced-path="M 0 0 L 21600 0 21600 21600 0 21600 0 0 Z N"/>
        </draw:custom-shape>
        <draw:control draw:style-name="standard" draw:text-style-name="P5" draw:layer="layout" svg:width="1.052cm" svg:height="0.288cm" svg:x="1.895cm" svg:y="2.381cm" draw:control="control4"/>
        <draw:control draw:style-name="standard" draw:text-style-name="P4" draw:layer="layout" svg:width="1.055cm" svg:height="0.23cm" svg:x="1.906cm" svg:y="1.597cm" draw:control="control5"/>
        <draw:frame draw:style-name="gr4" draw:text-style-name="P6" draw:layer="layout" svg:width="2.079cm" svg:height="0.573cm" svg:x="0.1cm" svg:y="1.4cm">
          <draw:text-box>
            <text:p text:style-name="P6"><text:span text:style-name="T2">Username:</text:span></text:p>
          </draw:text-box>
        </draw:frame>
        <draw:frame draw:style-name="gr4" draw:text-style-name="P6" draw:layer="layout" svg:width="2.198cm" svg:height="0.573cm" svg:x="0.1cm" svg:y="1.836cm">
          <draw:text-box>
            <text:p text:style-name="P6"><text:span text:style-name="T2">Password:</text:span></text:p>
          </draw:text-box>
        </draw:frame>
        <draw:control draw:style-name="standard" draw:text-style-name="P4" draw:layer="layout" svg:width="1.055cm" svg:height="0.23cm" svg:x="1.907cm" svg:y="2.007cm" draw:control="control6"/>
      </draw:page>
      <draw:page draw:name="page2" draw:style-name="dp1" draw:master-page-name="Predefinit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lsante 1" form:control-implementation="ooo:com.sun.star.form.component.CommandButton" xml:id="control7" form:id="control7" form:label="Invi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Campo formattato 1" form:control-implementation="ooo:com.sun.star.form.component.Formatted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formatted-text form:name="Campo formattato 1" form:control-implementation="ooo:com.sun.star.form.component.Formatted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</form:form>
        </office:forms>
        <draw:custom-shape draw:style-name="gr5" draw:text-style-name="P7" draw:layer="layout" svg:width="3cm" svg:height="0.51cm" svg:x="0.1cm" svg:y="0.861cm">
          <text:p text:style-name="P1"><text:span text:style-name="T2">Status Page</text:span></text:p>
          <draw:enhanced-geometry svg:viewBox="0 0 21600 21600" draw:type="rectangle" draw:enhanced-path="M 0 0 L 21600 0 21600 21600 0 21600 0 0 Z N"/>
        </draw:custom-shape>
        <draw:frame draw:style-name="gr1" draw:text-style-name="P8" draw:layer="layout" svg:width="19.214cm" svg:height="1.01cm" svg:x="1cm" svg:y="27.94cm">
          <draw:text-box>
            <text:p text:style-name="P8">Schermata LOGIN</text:p>
          </draw:text-box>
        </draw:frame>
        <draw:frame draw:style-name="gr2" draw:text-style-name="P2" draw:layer="layout" svg:width="3.2cm" svg:height="0.573cm" svg:x="0cm" svg:y="0.1cm">
          <draw:text-box>
            <text:p text:style-name="P2"><text:span text:style-name="T1">Menu</text:span></text:p>
          </draw:text-box>
        </draw:frame>
        <draw:control draw:style-name="standard" draw:text-style-name="P3" draw:layer="layout" svg:width="3.493cm" svg:height="1.244cm" svg:x="13.193cm" svg:y="9.431cm" draw:control="control7"/>
        <draw:control draw:style-name="standard" draw:text-style-name="P4" draw:layer="layout" svg:width="8.15cm" svg:height="1.376cm" svg:x="10.83cm" svg:y="4.374cm" draw:control="control8"/>
        <draw:frame draw:style-name="gr1" draw:text-style-name="P8" draw:layer="layout" svg:width="9.583cm" svg:height="1.01cm" svg:x="1.001cm" svg:y="7.069cm">
          <draw:text-box>
            <text:p text:style-name="P8">Password:</text:p>
          </draw:text-box>
        </draw:frame>
        <draw:control draw:style-name="standard" draw:text-style-name="P4" draw:layer="layout" svg:width="8.15cm" svg:height="1.376cm" svg:x="10.83cm" svg:y="6.914cm" draw:control="control9"/>
        <draw:custom-shape draw:style-name="gr5" draw:text-style-name="P7" draw:layer="layout" svg:width="3cm" svg:height="0.51cm" svg:x="0.101cm" svg:y="1.492cm">
          <text:p text:style-name="P1"><text:span text:style-name="T2">General 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cm" svg:height="0.51cm" svg:x="0.102cm" svg:y="2.133cm">
          <text:p text:style-name="P1"><text:span text:style-name="T2">Inputus 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cm" svg:height="0.51cm" svg:x="0.102cm" svg:y="2.801cm">
          <text:p text:style-name="P1"><text:span text:style-name="T2">Outputs Config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finit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lsante 1" form:control-implementation="ooo:com.sun.star.form.component.CommandButton" xml:id="control10" form:id="control10" form:label="Invi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Campo formattato 1" form:control-implementation="ooo:com.sun.star.form.component.Formatted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formatted-text form:name="Campo formattato 1" form:control-implementation="ooo:com.sun.star.form.component.Formatted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</form:form>
        </office:forms>
        <draw:custom-shape draw:style-name="gr3" draw:text-style-name="P1" draw:layer="layout" svg:width="3cm" svg:height="0.839cm" svg:x="0.1cm" svg:y="0.75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214cm" svg:height="1.01cm" svg:x="1cm" svg:y="27.94cm">
          <draw:text-box>
            <text:p text:style-name="P1">Schermata LOGIN</text:p>
          </draw:text-box>
        </draw:frame>
        <draw:frame draw:style-name="gr2" draw:text-style-name="P2" draw:layer="layout" svg:width="3.2cm" svg:height="0.573cm" svg:x="0cm" svg:y="0.1cm">
          <draw:text-box>
            <text:p text:style-name="P2"><text:span text:style-name="T1">Status Page</text:span></text:p>
          </draw:text-box>
        </draw:frame>
        <draw:control draw:style-name="standard" draw:text-style-name="P3" draw:layer="layout" svg:width="3.493cm" svg:height="1.244cm" svg:x="13.193cm" svg:y="9.431cm" draw:control="control10"/>
        <draw:control draw:style-name="standard" draw:text-style-name="P4" draw:layer="layout" svg:width="8.15cm" svg:height="1.376cm" svg:x="10.83cm" svg:y="4.374cm" draw:control="control11"/>
        <draw:frame draw:style-name="gr1" draw:text-style-name="P1" draw:layer="layout" svg:width="9.583cm" svg:height="1.01cm" svg:x="1.001cm" svg:y="7.069cm">
          <draw:text-box>
            <text:p text:style-name="P1">Password:</text:p>
          </draw:text-box>
        </draw:frame>
        <draw:control draw:style-name="standard" draw:text-style-name="P4" draw:layer="layout" svg:width="8.15cm" svg:height="1.376cm" svg:x="10.83cm" svg:y="6.914cm" draw:control="control12"/>
        <draw:frame draw:style-name="gr6" draw:text-style-name="P1" draw:layer="layout" svg:width="0.431cm" svg:height="0.431cm" svg:x="0.297cm" svg:y="0.831cm">
          <draw:image xlink:href="Pictures/100002010000003000000030F106236D.png" xlink:type="simple" xlink:show="embed" xlink:actuate="onLoad">
            <text:p/>
          </draw:image>
        </draw:frame>
        <draw:frame draw:style-name="gr7" draw:text-style-name="P7" draw:layer="layout" svg:width="1.136cm" svg:height="0.573cm" svg:x="-0.077cm" svg:y="1.139cm">
          <draw:text-box>
            <text:p text:style-name="P7"><text:span text:style-name="T2">IN 1</text:span></text:p>
          </draw:text-box>
        </draw:frame>
        <draw:frame draw:style-name="gr7" draw:text-style-name="P7" draw:layer="layout" svg:width="1.136cm" svg:height="0.815cm" svg:x="0.567cm" svg:y="0.764cm">
          <draw:text-box>
            <text:p text:style-name="P7"><text:span text:style-name="T3">SMS</text:span></text:p>
            <text:p text:style-name="P7"><text:span text:style-name="T2">5</text:span></text:p>
          </draw:text-box>
        </draw:frame>
        <draw:frame draw:style-name="gr7" draw:text-style-name="P7" draw:layer="layout" svg:width="1.136cm" svg:height="0.815cm" svg:x="1.218cm" svg:y="0.765cm">
          <draw:text-box>
            <text:p text:style-name="P7"><text:span text:style-name="T3">Email</text:span></text:p>
            <text:p text:style-name="P7"><text:span text:style-name="T2">2</text:span></text:p>
          </draw:text-box>
        </draw:frame>
        <draw:frame draw:style-name="gr6" draw:text-style-name="P1" draw:layer="layout" svg:width="0.544cm" svg:height="0.543cm" svg:x="2.344cm" svg:y="0.761cm">
          <draw:image xlink:href="Pictures/1000020100000100000001001929DDFE.png" xlink:type="simple" xlink:show="embed" xlink:actuate="onLoad">
            <text:p/>
          </draw:image>
        </draw:frame>
        <draw:frame draw:style-name="gr7" draw:text-style-name="P7" draw:layer="layout" svg:width="1.352cm" svg:height="0.573cm" svg:x="1.924cm" svg:y="1.149cm">
          <draw:text-box>
            <text:p text:style-name="P7"><text:span text:style-name="T2">OUT 5</text:span></text:p>
          </draw:text-box>
        </draw:frame>
        <draw:custom-shape draw:style-name="gr3" draw:text-style-name="P1" draw:layer="layout" svg:width="3cm" svg:height="0.839cm" svg:x="0.101cm" svg:y="1.739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431cm" svg:height="0.431cm" svg:x="0.298cm" svg:y="1.814cm">
          <draw:image xlink:href="Pictures/100002010000003000000030F106236D.png" xlink:type="simple" xlink:show="embed" xlink:actuate="onLoad">
            <text:p/>
          </draw:image>
        </draw:frame>
        <draw:frame draw:style-name="gr7" draw:text-style-name="P7" draw:layer="layout" svg:width="1.136cm" svg:height="0.573cm" svg:x="-0.076cm" svg:y="2.122cm">
          <draw:text-box>
            <text:p text:style-name="P7"><text:span text:style-name="T2">IN 3</text:span></text:p>
          </draw:text-box>
        </draw:frame>
        <draw:frame draw:style-name="gr7" draw:text-style-name="P7" draw:layer="layout" svg:width="1.136cm" svg:height="0.815cm" svg:x="0.588cm" svg:y="1.747cm">
          <draw:text-box>
            <text:p text:style-name="P7"><text:span text:style-name="T3">SMS</text:span></text:p>
            <text:p text:style-name="P7"><text:span text:style-name="T2">1</text:span></text:p>
          </draw:text-box>
        </draw:frame>
        <draw:frame draw:style-name="gr7" draw:text-style-name="P7" draw:layer="layout" svg:width="1.136cm" svg:height="0.815cm" svg:x="1.219cm" svg:y="1.748cm">
          <draw:text-box>
            <text:p text:style-name="P7"><text:span text:style-name="T3">Email</text:span></text:p>
            <text:p text:style-name="P7"><text:span text:style-name="T2">3</text:span></text:p>
          </draw:text-box>
        </draw:frame>
        <draw:frame draw:style-name="gr6" draw:text-style-name="P1" draw:layer="layout" svg:width="0.544cm" svg:height="0.543cm" svg:x="2.345cm" svg:y="1.744cm">
          <draw:image xlink:href="Pictures/1000020100000100000001001929DDFE.png" xlink:type="simple" xlink:show="embed" xlink:actuate="onLoad">
            <text:p/>
          </draw:image>
        </draw:frame>
        <draw:frame draw:style-name="gr7" draw:text-style-name="P7" draw:layer="layout" svg:width="1.352cm" svg:height="0.573cm" svg:x="1.925cm" svg:y="2.132cm">
          <draw:text-box>
            <text:p text:style-name="P7"><text:span text:style-name="T2">OUT 1</text:span></text:p>
          </draw:text-box>
        </draw:frame>
      </draw:page>
      <draw:page draw:name="page4" draw:style-name="dp1" draw:master-page-name="Predefinit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lsante 1" form:control-implementation="ooo:com.sun.star.form.component.CommandButton" xml:id="control13" form:id="control13" form:label="Invi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Campo formattato 1" form:control-implementation="ooo:com.sun.star.form.component.Formatted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formatted-text form:name="Campo formattato 1" form:control-implementation="ooo:com.sun.star.form.component.Formatted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</form:form>
        </office:forms>
        <draw:frame draw:style-name="gr1" draw:text-style-name="P1" draw:layer="layout" svg:width="19.214cm" svg:height="1.01cm" svg:x="1cm" svg:y="27.94cm">
          <draw:text-box>
            <text:p text:style-name="P1">Schermata LOGIN</text:p>
          </draw:text-box>
        </draw:frame>
        <draw:frame draw:style-name="gr2" draw:text-style-name="P2" draw:layer="layout" svg:width="3.2cm" svg:height="0.573cm" svg:x="0cm" svg:y="0.1cm">
          <draw:text-box>
            <text:p text:style-name="P2"><text:span text:style-name="T1">General Setup</text:span></text:p>
          </draw:text-box>
        </draw:frame>
        <draw:control draw:style-name="standard" draw:text-style-name="P3" draw:layer="layout" svg:width="3.493cm" svg:height="1.244cm" svg:x="13.193cm" svg:y="9.431cm" draw:control="control13"/>
        <draw:control draw:style-name="standard" draw:text-style-name="P4" draw:layer="layout" svg:width="8.15cm" svg:height="1.376cm" svg:x="10.83cm" svg:y="4.374cm" draw:control="control14"/>
        <draw:frame draw:style-name="gr1" draw:text-style-name="P1" draw:layer="layout" svg:width="9.583cm" svg:height="1.01cm" svg:x="1.001cm" svg:y="7.069cm">
          <draw:text-box>
            <text:p text:style-name="P1">Password:</text:p>
          </draw:text-box>
        </draw:frame>
        <draw:control draw:style-name="standard" draw:text-style-name="P4" draw:layer="layout" svg:width="8.15cm" svg:height="1.376cm" svg:x="10.83cm" svg:y="6.914cm" draw:control="control15"/>
        <draw:custom-shape draw:style-name="gr5" draw:text-style-name="P7" draw:layer="layout" svg:width="3cm" svg:height="0.51cm" svg:x="0.101cm" svg:y="1.468cm">
          <text:p text:style-name="P1"><text:span text:style-name="T2">User setu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cm" svg:height="0.51cm" svg:x="0.102cm" svg:y="0.8cm">
          <text:p text:style-name="P1"><text:span text:style-name="T2">Privileg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cm" svg:height="0.51cm" svg:x="0.103cm" svg:y="2.124cm">
          <text:p text:style-name="P1"><text:span text:style-name="T2">Slave devices setu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cm" svg:height="0.51cm" svg:x="0.104cm" svg:y="2.775cm">
          <text:p text:style-name="P1"><text:span text:style-name="T2">Email setu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cm" svg:height="0.51cm" svg:x="0.105cm" svg:y="3.42cm">
          <text:p text:style-name="P1"><text:span text:style-name="T2">SMS setup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redefinit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lsante 1" form:control-implementation="ooo:com.sun.star.form.component.CommandButton" xml:id="control16" form:id="control16" form:label="Invi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Campo formattato 1" form:control-implementation="ooo:com.sun.star.form.component.Formatted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formatted-text form:name="Campo formattato 1" form:control-implementation="ooo:com.sun.star.form.component.Formatted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listbox form:name="Casella di riepilogo 1" form:control-implementation="ooo:com.sun.star.form.component.ListBox" xml:id="control19" form:id="control19" form:title="s" form:dropdown="true" form:size="20" form:tab-index="1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Admin" form:current-selected="true" form:selected="true"/>
            </form:listbox>
            <form:button form:name="Pulsante 2" form:control-implementation="ooo:com.sun.star.form.component.CommandButton" xml:id="control20" form:id="control20" form:label="Sav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lsante 2" form:control-implementation="ooo:com.sun.star.form.component.CommandButton" xml:id="control21" form:id="control21" form:label="Dele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Campo formattato 2" form:control-implementation="ooo:com.sun.star.form.component.Formatted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checkbox form:name="Casella di controllo 1" form:control-implementation="ooo:com.sun.star.form.component.CheckBox" xml:id="control23" form:id="control23" form:label="Show status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asella di controllo 1" form:control-implementation="ooo:com.sun.star.form.component.CheckBox" xml:id="control24" form:id="control24" form:label="Edit status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asella di controllo 1" form:control-implementation="ooo:com.sun.star.form.component.CheckBox" xml:id="control25" form:id="control25" form:label="Show setup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asella di controllo 1" form:control-implementation="ooo:com.sun.star.form.component.CheckBox" xml:id="control26" form:id="control26" form:label="Edit setup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8" draw:layer="layout" svg:width="19.214cm" svg:height="1.01cm" svg:x="1cm" svg:y="27.94cm">
          <draw:text-box>
            <text:p text:style-name="P8">Schermata LOGIN</text:p>
          </draw:text-box>
        </draw:frame>
        <draw:frame draw:style-name="gr2" draw:text-style-name="P2" draw:layer="layout" svg:width="3.2cm" svg:height="0.573cm" svg:x="0cm" svg:y="0.1cm">
          <draw:text-box>
            <text:p text:style-name="P2"><text:span text:style-name="T1">Privileges group</text:span></text:p>
          </draw:text-box>
        </draw:frame>
        <draw:control draw:style-name="standard" draw:text-style-name="P3" draw:layer="layout" svg:width="3.493cm" svg:height="1.244cm" svg:x="13.193cm" svg:y="9.431cm" draw:control="control16"/>
        <draw:control draw:style-name="standard" draw:text-style-name="P4" draw:layer="layout" svg:width="8.15cm" svg:height="1.376cm" svg:x="10.83cm" svg:y="4.374cm" draw:control="control17"/>
        <draw:frame draw:style-name="gr1" draw:text-style-name="P8" draw:layer="layout" svg:width="9.583cm" svg:height="1.01cm" svg:x="1.001cm" svg:y="7.069cm">
          <draw:text-box>
            <text:p text:style-name="P8">Password:</text:p>
          </draw:text-box>
        </draw:frame>
        <draw:control draw:style-name="standard" draw:text-style-name="P4" draw:layer="layout" svg:width="8.15cm" svg:height="1.376cm" svg:x="10.83cm" svg:y="6.914cm" draw:control="control18"/>
        <draw:control draw:style-name="standard" draw:text-style-name="P9" draw:layer="layout" svg:width="1.608cm" svg:height="0.318cm" svg:x="1.432cm" svg:y="0.793cm" draw:control="control19"/>
        <draw:frame draw:style-name="gr8" draw:text-style-name="P10" draw:layer="layout" svg:width="1.477cm" svg:height="0.573cm" svg:x="0cm" svg:y="0.661cm">
          <draw:text-box>
            <text:p text:style-name="P10"><text:span text:style-name="T4">Group</text:span></text:p>
          </draw:text-box>
        </draw:frame>
        <draw:custom-shape draw:style-name="gr9" draw:text-style-name="P1" draw:layer="Layout" svg:width="3cm" svg:height="3.497cm" draw:transform="skewX (0.00191986217719376) translate (0.103cm 1.203cm)">
          <text:p/>
          <draw:enhanced-geometry svg:viewBox="0 0 21600 21600" draw:type="rectangle" draw:enhanced-path="M 0 0 L 21600 0 21600 21600 0 21600 0 0 Z N"/>
        </draw:custom-shape>
        <draw:control draw:style-name="standard" draw:text-style-name="P5" draw:layer="layout" svg:width="1.052cm" svg:height="0.288cm" svg:x="1.911cm" svg:y="4.335cm" draw:control="control20"/>
        <draw:control draw:style-name="standard" draw:text-style-name="P5" draw:layer="layout" svg:width="1.052cm" svg:height="0.288cm" svg:x="0.232cm" svg:y="4.335cm" draw:control="control21"/>
        <draw:frame draw:style-name="gr4" draw:text-style-name="P6" draw:layer="layout" svg:width="2.198cm" svg:height="0.573cm" svg:x="-0.097cm" svg:y="1.199cm">
          <draw:text-box>
            <text:p text:style-name="P6"><text:span text:style-name="T2">G. Name:</text:span></text:p>
          </draw:text-box>
        </draw:frame>
        <draw:control draw:style-name="standard" draw:text-style-name="P4" draw:layer="layout" svg:width="1.315cm" svg:height="0.23cm" svg:x="1.65cm" svg:y="1.37cm" draw:control="control22"/>
        <draw:control draw:style-name="gr10" draw:text-style-name="P9" draw:layer="layout" svg:width="2.808cm" svg:height="0.635cm" svg:x="0.165cm" svg:y="1.622cm" draw:control="control23"/>
        <draw:control draw:style-name="gr10" draw:text-style-name="P9" draw:layer="layout" svg:width="2.808cm" svg:height="0.635cm" svg:x="0.165cm" svg:y="2.046cm" draw:control="control24"/>
        <draw:control draw:style-name="gr10" draw:text-style-name="P9" draw:layer="layout" svg:width="2.808cm" svg:height="0.635cm" svg:x="0.165cm" svg:y="2.494cm" draw:control="control25"/>
        <draw:control draw:style-name="gr10" draw:text-style-name="P9" draw:layer="layout" svg:width="2.808cm" svg:height="0.635cm" svg:x="0.165cm" svg:y="2.956cm" draw:control="control26"/>
      </draw:page>
      <draw:page draw:name="page6" draw:style-name="dp1" draw:master-page-name="Predefinit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lsante 1" form:control-implementation="ooo:com.sun.star.form.component.CommandButton" xml:id="control27" form:id="control27" form:label="Invi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Campo formattato 1" form:control-implementation="ooo:com.sun.star.form.component.Formatted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formatted-text form:name="Campo formattato 1" form:control-implementation="ooo:com.sun.star.form.component.Formatted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listbox form:name="Casella di riepilogo 1" form:control-implementation="ooo:com.sun.star.form.component.ListBox" xml:id="control30" form:id="control30" form:title="s" form:dropdown="true" form:size="20" form:tab-index="1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Admin" form:current-selected="true" form:selected="true"/>
            </form:listbox>
            <form:button form:name="Pulsante 2" form:control-implementation="ooo:com.sun.star.form.component.CommandButton" xml:id="control31" form:id="control31" form:label="Sav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Campo formattato 2" form:control-implementation="ooo:com.sun.star.form.component.Formatted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formatted-text form:name="Campo formattato 2" form:control-implementation="ooo:com.sun.star.form.component.Formatted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formatted-text form:name="Campo formattato 2" form:control-implementation="ooo:com.sun.star.form.component.Formatted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formatted-text form:name="Campo formattato 2" form:control-implementation="ooo:com.sun.star.form.component.Formatted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formatted-text form:name="Campo formattato 2" form:control-implementation="ooo:com.sun.star.form.component.Formatted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listbox form:name="Casella di riepilogo 1" form:control-implementation="ooo:com.sun.star.form.component.ListBox" xml:id="control37" form:id="control37" form:title="s" form:dropdown="true" form:size="20" form:tab-index="1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User" form:current-selected="true" form:selected="true"/>
            </form:listbox>
            <form:button form:name="Pulsante 2" form:control-implementation="ooo:com.sun.star.form.component.CommandButton" xml:id="control38" form:id="control38" form:label="Dele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draw:style-name="gr1" draw:text-style-name="P8" draw:layer="layout" svg:width="19.214cm" svg:height="1.01cm" svg:x="1cm" svg:y="27.94cm">
          <draw:text-box>
            <text:p text:style-name="P8">Schermata LOGIN</text:p>
          </draw:text-box>
        </draw:frame>
        <draw:frame draw:style-name="gr2" draw:text-style-name="P2" draw:layer="layout" svg:width="3.2cm" svg:height="0.573cm" svg:x="0cm" svg:y="0.1cm">
          <draw:text-box>
            <text:p text:style-name="P2"><text:span text:style-name="T1">User Setup</text:span></text:p>
          </draw:text-box>
        </draw:frame>
        <draw:control draw:style-name="standard" draw:text-style-name="P3" draw:layer="layout" svg:width="3.493cm" svg:height="1.244cm" svg:x="13.193cm" svg:y="9.431cm" draw:control="control27"/>
        <draw:control draw:style-name="standard" draw:text-style-name="P4" draw:layer="layout" svg:width="8.15cm" svg:height="1.376cm" svg:x="10.83cm" svg:y="4.374cm" draw:control="control28"/>
        <draw:frame draw:style-name="gr1" draw:text-style-name="P8" draw:layer="layout" svg:width="9.583cm" svg:height="1.01cm" svg:x="1.001cm" svg:y="7.069cm">
          <draw:text-box>
            <text:p text:style-name="P8">Password:</text:p>
          </draw:text-box>
        </draw:frame>
        <draw:control draw:style-name="standard" draw:text-style-name="P4" draw:layer="layout" svg:width="8.15cm" svg:height="1.376cm" svg:x="10.83cm" svg:y="6.914cm" draw:control="control29"/>
        <draw:control draw:style-name="standard" draw:text-style-name="P9" draw:layer="layout" svg:width="1.608cm" svg:height="0.318cm" svg:x="1.432cm" svg:y="0.793cm" draw:control="control30"/>
        <draw:frame draw:style-name="gr8" draw:text-style-name="P10" draw:layer="layout" svg:width="1.477cm" svg:height="0.573cm" svg:x="0cm" svg:y="0.661cm">
          <draw:text-box>
            <text:p text:style-name="P10"><text:span text:style-name="T4">User</text:span></text:p>
          </draw:text-box>
        </draw:frame>
        <draw:custom-shape draw:style-name="gr9" draw:text-style-name="P1" draw:layer="Layout" svg:width="3cm" svg:height="2.899cm" draw:transform="skewX (0.00191986217719376) translate (0.103cm 1.286cm)">
          <text:p/>
          <draw:enhanced-geometry svg:viewBox="0 0 21600 21600" draw:type="rectangle" draw:enhanced-path="M 0 0 L 21600 0 21600 21600 0 21600 0 0 Z N"/>
        </draw:custom-shape>
        <draw:control draw:style-name="standard" draw:text-style-name="P5" draw:layer="layout" svg:width="1.052cm" svg:height="0.288cm" svg:x="1.95cm" svg:y="3.811cm" draw:control="control31"/>
        <draw:control draw:style-name="standard" draw:text-style-name="P4" draw:layer="layout" svg:width="1.309cm" svg:height="0.23cm" svg:x="1.655cm" svg:y="2.158cm" draw:control="control32"/>
        <draw:frame draw:style-name="gr4" draw:text-style-name="P6" draw:layer="layout" svg:width="2.079cm" svg:height="0.573cm" svg:x="-0.097cm" svg:y="1.961cm">
          <draw:text-box>
            <text:p text:style-name="P6"><text:span text:style-name="T2">Username:</text:span></text:p>
          </draw:text-box>
        </draw:frame>
        <draw:frame draw:style-name="gr4" draw:text-style-name="P6" draw:layer="layout" svg:width="2.198cm" svg:height="0.573cm" svg:x="-0.097cm" svg:y="2.397cm">
          <draw:text-box>
            <text:p text:style-name="P6"><text:span text:style-name="T2">Password:</text:span></text:p>
          </draw:text-box>
        </draw:frame>
        <draw:control draw:style-name="standard" draw:text-style-name="P4" draw:layer="layout" svg:width="1.315cm" svg:height="0.23cm" svg:x="1.65cm" svg:y="2.568cm" draw:control="control33"/>
        <draw:frame draw:style-name="gr4" draw:text-style-name="P6" draw:layer="layout" svg:width="2.198cm" svg:height="0.573cm" svg:x="-0.097cm" svg:y="2.797cm">
          <draw:text-box>
            <text:p text:style-name="P6"><text:span text:style-name="T2">Password:</text:span></text:p>
          </draw:text-box>
        </draw:frame>
        <draw:control draw:style-name="standard" draw:text-style-name="P4" draw:layer="layout" svg:width="1.315cm" svg:height="0.23cm" svg:x="1.65cm" svg:y="2.968cm" draw:control="control34"/>
        <draw:frame draw:style-name="gr4" draw:text-style-name="P6" draw:layer="layout" svg:width="2.198cm" svg:height="0.573cm" svg:x="-0.088cm" svg:y="1.213cm">
          <draw:text-box>
            <text:p text:style-name="P6"><text:span text:style-name="T2">Name:</text:span></text:p>
          </draw:text-box>
        </draw:frame>
        <draw:control draw:style-name="standard" draw:text-style-name="P4" draw:layer="layout" svg:width="1.315cm" svg:height="0.23cm" svg:x="1.65cm" svg:y="1.369cm" draw:control="control35"/>
        <draw:frame draw:style-name="gr4" draw:text-style-name="P6" draw:layer="layout" svg:width="2.198cm" svg:height="0.573cm" svg:x="-0.097cm" svg:y="1.583cm">
          <draw:text-box>
            <text:p text:style-name="P6"><text:span text:style-name="T2">Surname:</text:span></text:p>
          </draw:text-box>
        </draw:frame>
        <draw:control draw:style-name="standard" draw:text-style-name="P4" draw:layer="layout" svg:width="1.315cm" svg:height="0.23cm" svg:x="1.65cm" svg:y="1.754cm" draw:control="control36"/>
        <draw:control draw:style-name="standard" draw:text-style-name="P9" draw:layer="layout" svg:width="1.541cm" svg:height="0.318cm" svg:x="1.432cm" svg:y="3.353cm" draw:control="control37"/>
        <draw:frame draw:style-name="gr8" draw:text-style-name="P10" draw:layer="layout" svg:width="1.477cm" svg:height="0.573cm" svg:x="0cm" svg:y="3.236cm">
          <draw:text-box>
            <text:p text:style-name="P10"><text:span text:style-name="T4">Group</text:span></text:p>
          </draw:text-box>
        </draw:frame>
        <draw:control draw:style-name="standard" draw:text-style-name="P5" draw:layer="layout" svg:width="1.052cm" svg:height="0.288cm" svg:x="0.271cm" svg:y="3.811cm" draw:control="control38"/>
      </draw:page>
      <draw:page draw:name="page7" draw:style-name="dp1" draw:master-page-name="Predefinit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lsante 1" form:control-implementation="ooo:com.sun.star.form.component.CommandButton" xml:id="control39" form:id="control39" form:label="Invi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Campo formattato 1" form:control-implementation="ooo:com.sun.star.form.component.Formatted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formatted-text form:name="Campo formattato 1" form:control-implementation="ooo:com.sun.star.form.component.Formatted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button form:name="Pulsante 2" form:control-implementation="ooo:com.sun.star.form.component.CommandButton" xml:id="control42" form:id="control42" form:label="Sav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listbox form:name="Casella di riepilogo 1" form:control-implementation="ooo:com.sun.star.form.component.ListBox" xml:id="control43" form:id="control43" form:title="s" form:dropdown="true" form:size="20" form:tab-index="1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Address" form:current-selected="true" form:selected="true"/>
            </form:listbox>
            <form:formatted-text form:name="Campo formattato 1" form:control-implementation="ooo:com.sun.star.form.component.FormattedField" xml:id="control44" form:id="control44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</form:properties>
            </form:formatted-text>
            <form:checkbox form:name="Casella di controllo 1" form:control-implementation="ooo:com.sun.star.form.component.CheckBox" xml:id="control45" form:id="control4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1" draw:layer="layout" svg:width="19.214cm" svg:height="1.01cm" svg:x="1cm" svg:y="27.94cm">
          <draw:text-box>
            <text:p text:style-name="P1">Schermata LOGIN</text:p>
          </draw:text-box>
        </draw:frame>
        <draw:frame draw:style-name="gr2" draw:text-style-name="P2" draw:layer="layout" svg:width="3.2cm" svg:height="0.573cm" svg:x="0cm" svg:y="0.1cm">
          <draw:text-box>
            <text:p text:style-name="P2"><text:span text:style-name="T1">Slave board</text:span></text:p>
          </draw:text-box>
        </draw:frame>
        <draw:control draw:style-name="standard" draw:text-style-name="P3" draw:layer="layout" svg:width="3.493cm" svg:height="1.244cm" svg:x="13.193cm" svg:y="9.431cm" draw:control="control39"/>
        <draw:control draw:style-name="standard" draw:text-style-name="P4" draw:layer="layout" svg:width="8.15cm" svg:height="1.376cm" svg:x="10.83cm" svg:y="4.374cm" draw:control="control40"/>
        <draw:frame draw:style-name="gr1" draw:text-style-name="P1" draw:layer="layout" svg:width="9.583cm" svg:height="1.01cm" svg:x="1.001cm" svg:y="7.069cm">
          <draw:text-box>
            <text:p text:style-name="P1">Password:</text:p>
          </draw:text-box>
        </draw:frame>
        <draw:control draw:style-name="standard" draw:text-style-name="P4" draw:layer="layout" svg:width="8.15cm" svg:height="1.376cm" svg:x="10.83cm" svg:y="6.914cm" draw:control="control41"/>
        <draw:control draw:style-name="standard" draw:text-style-name="P5" draw:layer="layout" svg:width="1.052cm" svg:height="0.288cm" svg:x="1.911cm" svg:y="4.335cm" draw:control="control42"/>
        <draw:control draw:style-name="standard" draw:text-style-name="P9" draw:layer="layout" svg:width="1.668cm" svg:height="0.318cm" svg:x="1.432cm" svg:y="0.783cm" draw:control="control43"/>
        <draw:frame draw:style-name="gr8" draw:text-style-name="P10" draw:layer="layout" svg:width="1.477cm" svg:height="0.573cm" svg:x="0.001cm" svg:y="0.662cm">
          <draw:text-box>
            <text:p text:style-name="P10"><text:span text:style-name="T4">Board</text:span></text:p>
          </draw:text-box>
        </draw:frame>
        <draw:custom-shape draw:style-name="gr3" draw:text-style-name="P1" draw:layer="layout" svg:width="3cm" svg:height="0.918cm" draw:transform="skewX (0.00191986217719376) translate (0.1cm 1.223cm)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198cm" svg:height="0.573cm" svg:x="-0.087cm" svg:y="1.213cm">
          <draw:text-box>
            <text:p text:style-name="P6"><text:span text:style-name="T2">Name:</text:span></text:p>
          </draw:text-box>
        </draw:frame>
        <draw:control draw:style-name="standard" draw:text-style-name="P4" draw:layer="layout" svg:width="1.315cm" svg:height="0.23cm" svg:x="1.651cm" svg:y="1.369cm" draw:control="control44"/>
        <draw:frame draw:style-name="gr4" draw:text-style-name="P6" draw:layer="layout" svg:width="2.198cm" svg:height="0.573cm" svg:x="-0.096cm" svg:y="1.583cm">
          <draw:text-box>
            <text:p text:style-name="P6"><text:span text:style-name="T2">Enable</text:span></text:p>
          </draw:text-box>
        </draw:frame>
        <draw:control draw:style-name="gr10" draw:text-style-name="P9" draw:layer="layout" svg:width="0.395cm" svg:height="0.371cm" svg:x="1.669cm" svg:y="1.664cm" draw:control="control4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.2cm" fo:page-height="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18:31:05.971888517</meta:creation-date>
    <dc:date>2014-08-19T20:57:36.787549461</dc:date>
    <meta:editing-duration>PT2H19M22S</meta:editing-duration>
    <meta:editing-cycles>16</meta:editing-cycles>
    <meta:generator>LibreOffice/4.2.4.2$Linux_x86 LibreOffice_project/420m0$Build-2</meta:generator>
    <meta:document-statistic meta:object-count="107"/>
  </office:meta>
</office:document-meta>
</file>